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3.85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3.609cm"/>
    </style:style>
    <style:style style:name="P1" style:family="paragraph">
      <style:paragraph-properties fo:text-align="star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Telerik Academy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span text:style-name="T1">Оптимизация и класиране в Google</text:span></text:p>
            <text:p><text:span text:style-name="T1"/></text:p>
            <text:p><text:span text:style-name="T1">Оценка на усилия и планиране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еннадий Воробь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Optimization.bg <text:a xlink:href="http://www.optimization.bg/">www.optimization.bg</text:a></text:p>
                <text:p>Личен блог <text:a xlink:href="http://www.vorobyov.info/blog/">www.vorobyov.info/blog/</text:a></text:p>
                <text:p>Част от модераторския екип на</text:p>
                <text:p><text:a xlink:href="http://www.searchengines.bg/">www.searchengines.bg</text:a></text:p>
                <text:p><text:a xlink:href="http://www.Facebook.com/gena.vorobyov">www.Facebook.com/gena.vorobyov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>
          <draw:text-box>
            <text:p>Оценка на конкуренцията</text:p>
            <text:p>Оценка на нишата</text:p>
            <text:p>Вътрешна оптимизация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Терминология</text:p>
          </draw:text-box>
        </draw:frame>
        <draw:frame presentation:style-name="pr2" draw:text-style-name="P1" draw:layer="layout" svg:width="25.199cm" svg:height="15.193cm" svg:x="1.4cm" svg:y="4.247cm" presentation:class="subtitle" presentation:user-transformed="true">
          <draw:text-box>
            <text:list text:style-name="L2">
              <text:list-header>
                <text:p text:style-name="P1"/>
                <text:p text:style-name="P1">PR — Google PageRank</text:p>
                <text:p text:style-name="P1">SERP — страница с резултати</text:p>
                <text:p text:style-name="P1">ТОП 1 — първа позиция в serp</text:p>
                <text:p text:style-name="P1">...</text:p>
                <text:p text:style-name="P1">Анкор — текст, който формира препратка (линк)</text:p>
                <text:p text:style-name="P1">Брой индексирани — брой индексирани страници на домейна в Google (site:domain)</text:p>
                <text:p text:style-name="P1">Възраст — възраст на домейна от датата на регистрация до днес (години)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I. Вътрешна оптимизация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Спестява:</text:p>
            <text:p text:style-name="P1">Главоболия</text:p>
            <text:p text:style-name="P1">Въпроси «Защо?»</text:p>
            <text:p text:style-name="P1">Ресурси (време и пари)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Планиране</text:p>
          </draw:text-box>
        </draw:frame>
        <draw:frame presentation:style-name="pr2" draw:layer="layout" svg:width="25.199cm" svg:height="13.859cm" svg:x="1.4cm" svg:y="4.914cm" presentation:class="subtitle">
          <draw:text-box>
            <text:p>1. Съставяне на техническо задание</text:p>
            <text:p>2. Изпълнение на техническото задание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 Съставяне на техническо зад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Текстов, doc.файл</text:p>
              </text:list-item>
              <text:list-item>
                <text:p>Точки за изпълнение</text:p>
                <text:p>//демонстрация на файла (ТЗ за оптимизация.do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 Технически рекомендации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Започваме!</text:p>
                <text:p>Свеждане на абсолютно всякакви проблемни <text:s/>и спорни точки до минимум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1.1 Индексац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Индексация:</text:p>
              </text:list-header>
              <text:list-item>
                <text:p>Брой индексирани страници</text:p>
              </text:list-item>
              <text:list-item>
                <text:p>Определяме основен хост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2 Основен хост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a xlink:href="http://www.domain.com/">www.domain.com</text:a> </text:p>
              </text:list-item>
              <text:list-item>
                <text:p>domain.com</text:p>
                <text:p/>
                <text:p>Пример — <text:a xlink:href="http://www.domain.com/">www.domain.com</text:a></text:p>
                <text:p>Задание: да се настрои 301 редирект от non-www към ww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301 Redirec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.htaccess</text:p>
                <text:p>Options +FollowSymLinks</text:p>
                <text:p>RewriteEngine On</text:p>
                <text:p>RewriteCond %{HTTP_HOST} ^domain\.com$ [NC]</text:p>
                <text:p>RewriteRule ^(.*)$ http://www.domain.com/$1 [R=301,L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3 Error 404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Несъществуващите адреси да връщат</text:p>
                <text:p>header</text:p>
                <text:p>HTTP/1.1 404 Not Found</text:p>
                <text:p/>
                <text:p>За «отличен» в 404 страницата генерирайте html-карта на сайта със съответното съобщение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4 Sitem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Да се генерира Sitemap.xml, sitemap.html</text:p>
              </text:list-header>
              <text:list-item>
                <text:p>Пълни url-адреси с правилен хост</text:p>
              </text:list-item>
              <text:list-item>
                <text:p>Utf-8</text:p>
              </text:list-item>
              <text:list-item>
                <text:p>Обновяване на картата всеки 2 седмици</text:p>
              </text:list-item>
              <text:list-item>
                <text:p>Качване на sitemap.xml на сайта</text:p>
              </text:list-item>
              <text:list-item>
                <text:p>Описване в Robots.txt на последен ред «Sitemap: http://domain.com/sitemap.xml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4 Sitem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Генератор:</text:p>
                <text:p><text:a xlink:href="http://Www.xml-sitemaps.com/">Www.xml-sitemaps.com</text:a></text:p>
                <text:p/>
                <text:p>При избор на външен генератор да се внимава с външни линкове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4 Sitem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В сайта ви трябва да има линк към HTML карта на сайта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5 HTML грешки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Валидация на html кода </text:p>
              </text:list-header>
              <text:list-item>
                <text:p>validator.w3.org</text:p>
                <text:p/>
                <text:p>Намаляваме брой html грешки на к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6 CSS грешки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Валидация на css кода </text:p>
              </text:list-header>
              <text:list-item>
                <text:p>jigsaw.w3.org/css-validator/</text:p>
                <text:p/>
                <text:p>Намаляваме брой css грешки на к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7 Tit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  <text:p>Структура на title:</text:p>
                <text:p>1. глобално (за всяка страница) - опашка</text:p>
                <text:p>2. локално (за отделна страница) - началото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7 Tit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Заглавието е вашето първото «Здрасти» към посетителя още преди да е посетил сайта в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7 Tit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Важността на заглавието:</text:p>
              </text:list-header>
              <text:list-item>
                <text:p>Поведенчески фактор (увеличаване на CTR при добри позиции)</text:p>
              </text:list-item>
              <text:list-item>
                <text:p>Ключов фактор в класирането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7 Tit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Дължина: 50-70 символа</text:p>
                <text:p>Наситеност на ключова дума: 1</text:p>
                <text:p>Плуващият title: заглавие над 70 символа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7 Tit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Определяне на структура на заглавието:</text:p>
                <text:p>Ключова дума | Заглавие на сайта</text:p>
                <text:p>Ключова дума — Заглавие на сайта</text:p>
                <text:p>Ключова дума от/на/в «Име на сайта»</text:p>
                <text:p/>
                <text:p>За «отличен» - всяко заглавие е уникално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7 Tit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Причина за друг title в serp:</text:p>
              </text:list-header>
              <text:list-item>
                <text:p>Липса на заглавие</text:p>
              </text:list-item>
              <text:list-item>
                <text:p>Дублиращото се из целия сайт едно и също заглавие</text:p>
              </text:list-item>
              <text:list-item>
                <text:p>Несъответствие на ключовата дума с целевата страниц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7 Tit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Какви «други» заглавия може да се получат:</text:p>
              </text:list-header>
              <text:list-item>
                <text:p>Анкор текст на външни линкове</text:p>
              </text:list-item>
              <text:list-item>
                <text:p>Анкор текст на вътрешни линкове (от менюто, контент)</text:p>
              </text:list-item>
              <text:list-item>
                <text:p>Съдържание на целевата страниц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8 Мета опис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Второто ваше «здрасти» на потребителя преди да е посетил сайта ви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8 Мета опис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Всяко описание трябва да е уникално.</text:p>
                <text:p>Задължително ръчно написано описание на:</text:p>
              </text:list-header>
              <text:list-item>
                <text:p>Главна страница</text:p>
              </text:list-item>
              <text:list-item>
                <text:p>Страници на важни раздели</text:p>
              </text:list-item>
              <text:list-item>
                <text:p>Страници с категор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8 Мета опис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Дължина: до 150 символа</text:p>
              </text:list-item>
              <text:list-item>
                <text:p>Наситеност на ключови думи: максимум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8 Мета опис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Пример: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9 Мета ключови дум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«стар» таг</text:p>
                <text:p>повечето тестове показват, че не влияе на класирането</text:p>
                <text:p/>
                <text:p/>
                <text:p>Но да се опитаме да използваме всички налични средств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9 Мета ключови дум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Дължина: до 200 символа</text:p>
                <text:p>Наситеност на ключови думи: 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10 Контент / блиц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H1-H6: да се спазва редуването</text:p>
                <text:p>h1</text:p>
                <text:p>h2</text:p>
                <text:p>…</text:p>
              </text:list-item>
              <text:list-item>
                <text:p>Текст — релевантен текст на целевата страница. За по-силни ниши — от 300 думи на страниц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11 Контент-меню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Линкове в менюто са ви sitewide линкове из целия сайт (в повечето случаи). Контролирайте ги и се убедете, че бота ги разбира правилно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1.12 Изходящи линков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Минимизирайте брой външни линкове</text:p>
                <text:p>броячи, класации, template links, bad links,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2.0 Контент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Съдържанието е каймакът на оптимизацията!</text:p>
                <text:p>Слагайте съдържание на правилно място:</text:p>
              </text:list-header>
              <text:list-item>
                <text:p>вътре в &lt;body&gt;</text:p>
              </text:list-item>
              <text:list-item>
                <text:p>Спазвайте форматирането</text:p>
              </text:list-item>
              <text:list-item>
                <text:p>Спазвайте h-тагове</text:p>
              </text:list-item>
              <text:list-item>
                <text:p>Определете целевата страниц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2.1 Определяне на целева страница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Бърза оценка на конкуренцията в serp</text:p>
                <text:p>Бърза оценка на нишата</text:p>
                <text:p>Бърза проверка на целева страница на сайт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2.2 Определена целева страниц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След бързите три проверки се определя целевата страница</text:p>
                <text:p>URL-X</text:p>
                <text:p/>
                <text:p>Оптимизира се съдържанието й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2.3 Вътрешно налинкван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Използваме вътрешна структура на сайта</text:p>
                <text:p>Използваме силата на вътрешните линкове</text:p>
                <text:p/>
                <text:p>Вътре от контента на донорна страница се слага линк с анкор=ключовата дума към целевата страниц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2.3 Вътрешно налинкван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Предоставя незаменими релевантни ресурси към целевата страница</text:p>
                <text:p>Формира по-ясна линк-структур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2.4 Вътрешно дублиран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Дублиране на контента.</text:p>
                <text:p>Проверка за наличие на дублиране</text:p>
                <text:p>Решения</text:p>
              </text:list-header>
              <text:list-item>
                <text:p>Url - <text:s/>301 редирект</text:p>
              </text:list-item>
              <text:list-item>
                <text:p>rel canonical таг (ако редиректа разваля функционала на сайта)</text:p>
              </text:list-item>
              <text:list-item>
                <text:p>Изтриване на дублиращите се страниц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3.0 ТЗ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Описване на всички точки в документ генерира едно Техническо Задание (ТЗ)</text:p>
                <text:p/>
                <text:p>Работите с файла, докато не отхвърлите всички точк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3.1 Автоматизиране под ТЗ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При динамични сайтове — автоматична генерация на таговете:</text:p>
              </text:list-header>
              <text:list-item>
                <text:p>Title</text:p>
              </text:list-item>
              <text:list-item>
                <text:p>Meta description</text:p>
              </text:list-item>
              <text:list-item>
                <text:p>Meta keywo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Готови сме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ТЗ-то се явява:</text:p>
              </text:list-header>
              <text:list-item>
                <text:p>Базис за вътрешна оптимизация</text:p>
              </text:list-item>
              <text:list-item>
                <text:p>План за създаване на ново съдържание</text:p>
              </text:list-item>
              <text:list-item>
                <text:p>План за създаване на нови сайтове и избор на C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I. Анализ на конкуренцият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Данни за анализ на вътрешни показатели:</text:p>
                <text:p>URL, тип страница (вътрешна/главна), IP, възраст на домейн, PR, DMOZ, AlexaRank, MOZRank, брой точни споменавания на ключа в body/title, обем на текста, брой индексирани страници.</text:p>
                <text:p/>
                <text:p>Генерирайте 1 екселска таблица с данни за ваша ниша и ключова дум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I. Анализ на конкуренцията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За начинаещите е добре да съставят таблица с гореизброени показатели ръчно.</text:p>
                <text:p>Това ще формира една ясна представа какви данни и от къде се взимат.</text:p>
                <text:p/>
                <text:p>Към края на курса ще знаете как се автоматизират тези процес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I. Анализ на конкуренцият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Анализът ще ви покаже, колко усилия са ви необходими за постигане на резултата на вашата конкуренция в Goog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II. Линкбилдинг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Блиц:</text:p>
              </text:list-header>
              <text:list-item>
                <text:p>Всеки url — събмит по букмарк сайтове</text:p>
              </text:list-item>
              <text:list-item>
                <text:p>Главна страница — по директории и каталози</text:p>
              </text:list-item>
              <text:list-item>
                <text:p>Социални бутони — не ги подценявайте</text:p>
              </text:list-item>
              <text:list-item>
                <text:p>Директории за статии</text:p>
              </text:list-item>
              <text:list-item>
                <text:p>Приятели и връзки</text:p>
              </text:list-item>
              <text:list-item>
                <text:p>$$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II. НЕлинкбилдинг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Блог-коментари</text:p>
              </text:list-item>
              <text:list-item>
                <text:p>Форум-спа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V. Измер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Какви са очаквания от SEO?</text:p>
              </text:list-header>
              <text:list-item>
                <text:p>Позиции</text:p>
              </text:list-item>
              <text:list-item>
                <text:p>Трафик</text:p>
              </text:list-item>
              <text:list-item>
                <text:p>Продажби</text:p>
              </text:list-item>
              <text:list-item>
                <text:p>позвънява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IV. Измер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Тук помага Уеб аналитика</text:p>
                <text:p><text:a xlink:href="http://www.slideshare.net/genata/web-analysis-7950468">http://www.slideshare.net/genata/web-analysis-7950468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na </meta:initial-creator>
    <meta:creation-date>2011-12-15T13:16:02</meta:creation-date>
    <dc:date>2011-12-15T16:58:38</dc:date>
    <dc:creator>Gena </dc:creator>
    <meta:editing-duration>PT3H42M37S</meta:editing-duration>
    <meta:editing-cycles>16</meta:editing-cycles>
    <meta:generator>LibreOffice/3.3$Linux LibreOffice_project/330m19$Build-301</meta:generator>
    <meta:document-statistic meta:object-count="217"/>
  </office:meta>
</office:document-meta>
</file>